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3399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2.808cm" fo:min-width="5.733cm"/>
    </style:style>
    <style:style style:name="P1" style:family="paragraph">
      <style:paragraph-properties fo:text-align="center"/>
    </style:style>
    <style:style style:name="P2" style:family="paragraph">
      <loext:graphic-properties draw:fill-color="#3399ff"/>
      <style:paragraph-properties fo:text-align="center"/>
      <style:text-properties style:font-name="Times New Roman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justify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31cm" svg:height="2.921cm" svg:x="7.704cm" svg:y="9.852cm">
          <text:p text:style-name="P1"><text:span text:style-name="T1">Flight Control:</text:span></text:p>
          <text:p text:style-name="P1"><text:span text:style-name="T1">Arduino UN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3" draw:layer="layout" svg:x1="11.132cm" svg:y1="13.081cm" svg:x2="11.132cm" svg:y2="14.988cm">
          <text:p/>
        </draw:line>
        <draw:custom-shape draw:style-name="gr3" draw:text-style-name="P2" draw:layer="layout" svg:width="6.731cm" svg:height="1.143cm" svg:x="7.604cm" svg:y="2.143cm">
          <text:p text:style-name="P1"><text:span text:style-name="T1">RC Control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6.731cm" svg:height="1.143cm" svg:x="7.804cm" svg:y="15.245cm">
          <text:p text:style-name="P1"><text:span text:style-name="T1">ESC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6.731cm" svg:height="1.143cm" svg:x="7.731cm" svg:y="5.934cm">
          <text:p text:style-name="P1"><text:span text:style-name="T1">RC Recei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4" draw:layer="layout" svg:x1="11.033cm" svg:y1="7.612cm" svg:x2="11.003cm" svg:y2="9.584cm">
          <text:p/>
        </draw:line>
        <draw:line draw:style-name="gr2" draw:text-style-name="P4" draw:layer="layout" svg:x1="11.031cm" svg:y1="3.794cm" svg:x2="11.031cm" svg:y2="5.575cm">
          <text:p/>
        </draw:line>
        <draw:line draw:style-name="gr2" draw:text-style-name="P3" draw:layer="layout" svg:x1="11.16cm" svg:y1="16.699cm" svg:x2="11.16cm" svg:y2="18.606cm">
          <text:p/>
        </draw:line>
        <draw:line draw:style-name="gr2" draw:text-style-name="P3" draw:layer="layout" svg:x1="11.132cm" svg:y1="13.081cm" svg:x2="11.132cm" svg:y2="14.988cm">
          <text:p/>
        </draw:line>
        <draw:custom-shape draw:style-name="gr4" draw:text-style-name="P2" draw:layer="layout" svg:width="6.731cm" svg:height="3.302cm" svg:x="7.858cm" svg:y="19.034cm">
          <text:p text:style-name="P1"><text:span text:style-name="T1">BLDC Motor (x4)</text:span></text:p>
          <text:p text:style-name="P1"><text:span text:style-name="T2">Front Clockwise</text:span></text:p>
          <text:p text:style-name="P1"><text:span text:style-name="T2">Front CounterClockwise</text:span></text:p>
          <text:p text:style-name="P1"><text:span text:style-name="T2">Rear Clockwise</text:span></text:p>
          <text:p text:style-name="P1"><text:span text:style-name="T2">Rear CounterClockwis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orenzo Galante</meta:initial-creator>
    <meta:creation-date>2019-05-06T16:41:22.78</meta:creation-date>
    <dc:date>2019-05-06T19:58:33.566000000</dc:date>
    <meta:editing-duration>PT12M20S</meta:editing-duration>
    <meta:editing-cycles>2</meta:editing-cycles>
    <meta:generator>LibreOffice/6.2.3.2$Windows_X86_64 LibreOffice_project/aecc05fe267cc68dde00352a451aa867b3b546ac</meta:generator>
    <meta:document-statistic meta:object-count="10"/>
  </office:meta>
</office:document-meta>
</file>